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86a" officeooo:paragraph-rsid="0011c86a"/>
    </style:style>
    <style:style style:name="P2" style:family="paragraph" style:parent-style-name="Table_20_Contents">
      <style:text-properties officeooo:rsid="0011c86a" officeooo:paragraph-rsid="0015cd31"/>
    </style:style>
    <style:style style:name="P3" style:family="paragraph" style:parent-style-name="Table_20_Contents">
      <style:text-properties officeooo:rsid="0013c300" officeooo:paragraph-rsid="0013c300"/>
    </style:style>
    <style:style style:name="P4" style:family="paragraph" style:parent-style-name="Table_20_Contents">
      <style:text-properties officeooo:rsid="0013c300" officeooo:paragraph-rsid="0015cd31"/>
    </style:style>
    <style:style style:name="P5" style:family="paragraph" style:parent-style-name="Table_20_Contents">
      <style:text-properties officeooo:rsid="0013feab" officeooo:paragraph-rsid="0013feab"/>
    </style:style>
    <style:style style:name="P6" style:family="paragraph" style:parent-style-name="Table_20_Contents">
      <style:text-properties officeooo:rsid="0015cd31" officeooo:paragraph-rsid="0015cd31"/>
    </style:style>
    <style:style style:name="P7" style:family="paragraph" style:parent-style-name="Table_20_Contents">
      <style:text-properties officeooo:rsid="0011c86a" officeooo:paragraph-rsid="0015cd31" fo:background-color="#ffff00"/>
    </style:style>
    <style:style style:name="P8" style:family="paragraph" style:parent-style-name="Table_20_Contents">
      <style:text-properties officeooo:rsid="0015cd31" officeooo:paragraph-rsid="0015cd31"/>
    </style:style>
    <style:style style:name="P9" style:family="paragraph" style:parent-style-name="Table_20_Contents">
      <style:text-properties officeooo:rsid="0016bfeb" officeooo:paragraph-rsid="0016bfeb"/>
    </style:style>
    <style:style style:name="P10" style:family="paragraph" style:parent-style-name="Table_20_Contents">
      <style:text-properties officeooo:rsid="0015cd31" officeooo:paragraph-rsid="0016bfeb" fo:background-color="#ffffff"/>
    </style:style>
    <style:style style:name="T1" style:family="text">
      <style:text-properties officeooo:rsid="0015cd3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feab" fo:background-color="#ffff00" loext:char-shading-value="0"/>
    </style:style>
    <style:style style:name="T4" style:family="text">
      <style:text-properties officeooo:rsid="0015cd31" fo:background-color="#ffff00" loext:char-shading-value="0"/>
    </style:style>
    <style:style style:name="T5" style:family="text">
      <style:text-properties officeooo:rsid="0016bfeb"/>
    </style:style>
    <style:style style:name="T6" style:family="text">
      <style:text-properties officeooo:rsid="0015cd31" fo:background-color="#ffffff" loext:char-shading-value="0"/>
    </style:style>
    <style:style style:name="T7" style:family="text">
      <style:text-properties officeooo:rsid="0015cd31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he actual tile used on this maplocation.</text:p>
            <text:p text:style-name="P3">Choices:</text:p>
            <text:p text:style-name="P3">(0,0,255) <text:span text:style-name="T2">wall</text:span></text:p>
            <text:p text:style-name="P3">(255,0,0) <text:span text:style-name="T2">grass</text:span></text:p>
            <text:p text:style-name="P5">(255,0,1) <text:span text:style-name="T2">gray floor tile</text:span></text:p>
            <text:p text:style-name="P5">(255,0,2) <text:span text:style-name="T2">gray floor tile with a bit of grass on the bottom</text:span></text:p>
            <text:p text:style-name="P6">(255,0,3) <text:span text:style-name="T3">gray floor tile with a bit of grass on the </text:span><text:span text:style-name="T2">right</text:span></text:p>
            <text:p text:style-name="P3"/>
          </table:table-cell>
          <table:table-cell table:style-name="Table1.A1" office:value-type="string">
            <text:p text:style-name="P1">The <text:span text:style-name="T1">pickup/</text:span>monster /<text:span text:style-name="T5">ornament</text:span> that is positioned in this maplocation, black for none.</text:p>
            <text:p text:style-name="P3">Supported monsters:</text:p>
            <text:p text:style-name="P3">(255,255,0) <text:span text:style-name="T4">alien</text:span></text:p>
            <text:p text:style-name="P3">(255,255,1) <text:span text:style-name="T4">big green</text:span></text:p>
            <text:p text:style-name="P6">supported pickups:</text:p>
            <text:p text:style-name="P6">(255,0,255) <text:span text:style-name="T2">ammo</text:span></text:p>
            <text:p text:style-name="P6">(255,1,255) <text:span text:style-name="T2">health</text:span></text:p>
            <text:p text:style-name="P10">supported ornaments:</text:p>
            <text:p text:style-name="P9"><text:span text:style-name="T7">(0,1,255) </text:span><text:span text:style-name="T2">fountain</text:span></text:p>
          </table:table-cell>
          <table:table-cell table:style-name="Table1.A1" office:value-type="string">
            <text:p text:style-name="P1">Flag:</text:p>
            <text:p text:style-name="P1">white: spawnpoint</text:p>
            <text:p text:style-name="P1">(0,0,255): <text:span text:style-name="T2">keystone</text:span></text:p>
            <text:p text:style-name="P1">(0,0,254): <text:span text:style-name="T2">trigger stone</text:span></text:p>
            <text:p text:style-name="P1"/>
          </table:table-cell>
          <table:table-cell table:style-name="Table1.D1" office:value-type="string">
            <text:p text:style-name="P3">the id of the <text:span text:style-name="T2">triggergroup</text:span> (triggerid)</text:p>
          </table:table-cell>
        </table:table-row>
        <table:table-row>
          <table:table-cell table:style-name="Table1.A2" office:value-type="string">
            <text:p text:style-name="P2">If the Flag is 'keystone'</text:p>
            <text:p text:style-name="P2">Location to start drawing the next level:</text:p>
            <text:p text:style-name="P7">(0,x,y)</text:p>
            <text:p text:style-name="P4">If the Flag is 'trigger':</text:p>
            <text:p text:style-name="P3">the id of the triggergroup it triggers (aka the <text:span text:style-name="T2">triggerid</text:span>)</text:p>
            <text:p text:style-name="P3"/>
          </table:table-cell>
          <table:table-cell table:style-name="Table1.A2" office:value-type="string">
            <text:p text:style-name="P5">Unused for now</text:p>
          </table:table-cell>
          <table:table-cell table:style-name="Table1.A2" office:value-type="string">
            <text:p text:style-name="P5">Unused for now</text:p>
          </table:table-cell>
          <table:table-cell table:style-name="Table1.D2" office:value-type="string">
            <text:p text:style-name="P5">Unused for now</text:p>
          </table:table-cell>
        </table:table-row>
        <table:table-row>
          <table:table-cell table:style-name="Table1.A2" office:value-type="string">
            <text:p text:style-name="P5">Unused for now</text:p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5">Unused for now</text:p>
          </table:table-cell>
          <table:table-cell table:style-name="Table1.A2" office:value-type="string">
            <text:p text:style-name="P5">Unused for now</text:p>
          </table:table-cell>
          <table:table-cell table:style-name="Table1.D2" office:value-type="string">
            <text:p text:style-name="P5">Unused for now</text:p>
          </table:table-cell>
        </table:table-row>
        <table:table-row>
          <table:table-cell table:style-name="Table1.A2" office:value-type="string">
            <text:p text:style-name="P5">Unused for now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5">Unused for now</text:p>
          </table:table-cell>
          <table:table-cell table:style-name="Table1.A2" office:value-type="string">
            <text:p text:style-name="P5">Unused for now</text:p>
          </table:table-cell>
          <table:table-cell table:style-name="Table1.D2" office:value-type="string">
            <text:p text:style-name="P5">Unused for n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4:31.855000000</meta:creation-date>
    <dc:date>2016-02-14T20:25:01.804000000</dc:date>
    <meta:editing-duration>PT15M40S</meta:editing-duration>
    <meta:editing-cycles>3</meta:editing-cycles>
    <meta:generator>LibreOffice/5.0.4.2$Windows_X86_64 LibreOffice_project/2b9802c1994aa0b7dc6079e128979269cf95bc78</meta:generator>
    <meta:document-statistic meta:table-count="1" meta:image-count="0" meta:object-count="0" meta:page-count="1" meta:paragraph-count="37" meta:word-count="144" meta:character-count="864" meta:non-whitespace-character-count="757"/>
  </office:meta>
</office:document-meta>
</file>